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9583in"/>
    </style:style>
    <style:style style:name="co3" style:family="table-column">
      <style:table-column-properties fo:break-before="auto" style:column-width="4.4555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734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SSN</text:p>
          </table:table-cell>
          <table:table-cell office:value-type="string">
            <text:p>Área</text:p>
          </table:table-cell>
          <table:table-cell office:value-type="string">
            <text:p>Titulo</text:p>
          </table:table-cell>
          <table:table-cell office:value-type="string">
            <text:p>Estrato</text:p>
          </table:table-cell>
          <table:table-cell office:value-type="string">
            <text:p>Ano Base</text:p>
          </table:table-cell>
        </table:table-row>
        <table:table-row table:style-name="ro1">
          <table:table-cell office:value-type="string">
            <text:p>1076-63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ademic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ção Ergonô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03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Computing Survey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66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Journal of Experimental Algorith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63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Algorith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35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Applied Percep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0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Computer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9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Database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43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Design Automation of Electronic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90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Embedded Computing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03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Graph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81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Information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5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Mathematical Softw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68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Multimedia Computing Communications and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9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Programming Languages an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33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M Transactions on Software Engineering and Method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 Astronau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5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 Informatica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 Scientiarum.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ctas de la Academia Nacional de Ciencias de la República Argen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87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 Hoc Network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1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aptive Behavi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03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vanced Engineering Infor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vances in Compu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99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dvances in Engineering Software (199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gora (UN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71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I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14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IAA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46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lgorithm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lgorithmica (New York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merican Journal of Physical Anthrop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10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alog Integrated Circuits and Signal Proces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9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alog Integrated Circuits and Signal Processing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3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es des Télécommunications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Combinato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24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Mathematics and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Mathematics and Artificial Intelligence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Operat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Operations Research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0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Pure and Applied Log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70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Software Engineering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Software Engineering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53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als of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83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ual Review of Information Science and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ual Review of Phyt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7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nual Reviews in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79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nthropologic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etit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6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cable algebra in engineering, communication and computing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2-86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cable Analysis and Discrete Mathema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5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6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Intelligence (Bost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Intelligence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Mathemat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46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Mathematics &amp;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Mathematics and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2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Numerical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58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On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Phys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49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Soft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3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pplied Therm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9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 der Mathematik (Electronic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8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 der Mathematik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5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 for History of Exact Scienc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30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s of Computational Methods in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2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chives of Pharmacal Research (Seou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quivos de Neuro-Psiqu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1-70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s Combinato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7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(General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06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for Engineering Design, Analysis and Manufactu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17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for Engineering Design, Analysis and Manufactu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36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in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Intelligence Review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54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Lif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1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Artificial Lif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5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ASLIB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9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mated Software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10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matic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25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Agents and Multi-Agent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4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Agents and Multi-Agent System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5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Robo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Autonomous Robot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66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ayesian analysi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52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ehavioral and Brain Scien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Behaviour &amp; Information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3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Bell Labs Technical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 Far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informatics (Oxford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logical Cyber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logical Cybernetics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1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BIT Numerical Mathematic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Bio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87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Medical Ge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Microbi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Plant Bi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05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BMC Systems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da SOBRAP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1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Técnico da Petrobrás (Impresso) (Cessou em 199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oletim Técnico do SENA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Journal of Physic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Building Services Engineering Research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nadian Journal of Botany (Print) (Cessou em 2007. Cont. ISSN 1916-2790 Botany (Ottawa. 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40-86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nadian Journal of Electrical and Computer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anc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ell Biochemistry and Bi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58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ellular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6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aos (Woodbury, N.Y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5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aos (Woodbury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aos, Solitons and Fract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LEI Electronic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linical Cancer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78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luster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NS Spectru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4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gnitive Brain Research (Cessou em 200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5-09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munications in Computer and Information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07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munications of the AC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el (Bra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2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Biology and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9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Complexity (Electronic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6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Fluid Dynamic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05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Geosciences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6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Intellig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3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Linguistics - Association For Computational Linguistic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76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9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Mechanics (Berlin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0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Optimization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8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Optimization and Application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Statistics (Zeitschrif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96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ational Statistics (Zeitschrift. 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08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(Long Beach, Calif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1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(Long Beach, Calif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9-26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ided Desig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3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ided Geometric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42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nimation and Virtual World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37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Applications in Engineering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8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Communication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36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9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6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Forum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Foru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41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Graphics Worl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0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4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Languages, Systems &amp;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51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Music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1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Network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Physics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3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peech &amp; Languag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23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peech &amp; Languag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4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tandards &amp; Interfa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61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Systems Science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3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Vision and Image Understand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31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 Vision and Image Understand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-Aided Civil And Infrastructure Enginee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ized Medical Imaging and Grap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Chem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Electr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Flu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Ge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Grap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83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Industri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12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Mathematics with Applications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Operation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0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Secur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&amp;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Electronics in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Geotech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4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and The Humanitie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in Biology and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35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in Entertainment : C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6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 in Indu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97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ers, Informatics, Nurs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50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ing (Wien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5-91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ing and Infor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6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mputing in Science &amp;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currency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91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currency: Practice &amp; Exper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29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current Engineering, Research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4-98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gressus Numeranti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04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nection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straints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11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inuum Mechanics and Thermodynam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4-85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 and Cyber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 Engineering Practi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e &amp; Autom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trole &amp; Automa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4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Convergencía (Tolu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9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Culturas Midiá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52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Current Opinion in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Current Pharmaceutical Desig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08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Cybernetics &amp; Human Know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65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Cybernetics And System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02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 &amp; Knowledg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58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 Mining and Knowledge Discov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 Mining and Knowledge Discovery (Dordrecht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Datagramazer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cision Support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5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 Automation for Embedde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0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 Automation For Embedded System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93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 Issu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42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is (Barcelo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Designs, Codes And Cryptography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43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gital Signal Process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8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iplinarum Scientia. Série Ciências Naturais e Tecn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4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and Computational Geometry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0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Mathematics and Theoretical Computer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5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crete Optimiz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3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plays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7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and Parallel Datab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5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and Parallel Database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4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Distributed Computing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8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Dr. Dobb's Journal (1989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33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Dynamics of Continuous, Discrete and Impulsive Syst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9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cological Informa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cological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ducação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Educação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2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Educação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50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ic Power Components and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79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ical Engineering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Journal of Differential Equ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Notes in Discrete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 Notes in Theoretical Compute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91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Electronics Letter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32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mpirical Softwar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mpirical Software Engineer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contros Bibl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127-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enharia de Software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enharia na Agri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4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Comput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0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with Compu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56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gineering with Computer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4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saios Científ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77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vironment and Planning. D, Society &amp; Spa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1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vironmental Modelling &amp; Softw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EnvironMetrics (London. Ont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Espaço Ener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Estudos (UCG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studos Sociedade e Agricultur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61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Advances in Signal Proces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86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Applied Signal Processing (Cessou em 2006. Cont. ISSN 1687-6172 EURASIP Journal on Advances in Signal Processing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04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Applied Signal Processing (Internet) (Cessou em 2006. Cont. 1687-6180 EURASIP Journal on Advances in Signal Processing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41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ASIP Journal on Bioinformatics and Systems 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2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DL (Os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9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Combinator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Combinato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35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3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Information System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21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ean Journal of Scientific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Europhysics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volutionary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3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volutionary Computa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Evolutionary Intellig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6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imental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03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t System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t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Expert Systems with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3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Faz. Ciência &amp;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FEMS Microbi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nte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ensic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50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Aspects of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9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Aspects of Computing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Methods in System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rmal Methods in System Desig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3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Foundations of Computational Mathematics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9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Fundamenta Informatic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Future Generation Computer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Fuzzy Sets and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5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tic Programming and Evolvable Machin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tics and Molecular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etics and Molecula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ome Biology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nom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61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oinformatica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oinformatica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Gestão &amp; Produção (UFSCA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07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Graphical Mode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01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Graphs and Combinato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0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Harvard Busines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Hífen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5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Hífen (Uruguaian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Horizonte Científico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0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Human-Computer Interac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96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HVAC &amp; 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Hydrological Proces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.E.E.E. Transactions on Compu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.E.E.E. Transactions on Electron Devi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6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BM Journal of Research and Development (Cessou em 200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6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BM Systems Journal (Cessou em 2008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69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CGA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Communications (Cessou em 2006. Cont. ISSN 1751-8628 IET Communication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0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Communication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0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Computers And Digital Techniques (Online) (Cessou em 2006. Cont. ISSN 1751-861X IET Computers &amp; Digital Techniques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Generation, Transmission &amp; Distribution (Cessou em 2006. Cont. ISSN 1751-8687 IET Generation, Transmission &amp; Distribution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8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 Proceedings. Software (Online) (Cessou em 2006. Cont. ISSN 1751-8814 IET Software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61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Annals of the History of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munication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68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munications Magaz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87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munications Surveys and Tutor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Computer Graphics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74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Design &amp; Test of Compu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49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Distributed Systems Onl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45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eTransactions on Network and Service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Geoscience and Remote Sensing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6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Intelligent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Internet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45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Journal of Selected Topics in Signal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Journal on Selected Areas in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Mic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79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Multidisciplinary Engineering Education Magaz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Multimed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0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Network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Pervasive Compu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9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ecurity &amp; Priva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ignal Processing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8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ignal Processing Magaz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74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Softw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Automatic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Broadca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ircuits and Systems for Video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83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ircuits and Systems. I, Regular Pap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7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omputer-Aided Design of Integrated Circuits an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Consumer Elec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Dependable and Secure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Evolutionary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7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Fuzzy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mage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dustrial Electronics (1982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2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dustrial Infor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formation Technology in Bio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formation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Instrumentation and Measur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43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Knowledge and Data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Mag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Medical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Multimed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Nanobi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Neural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Nuclea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arallel and Distributed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88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attern Analysis and Machine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ower Deliv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ower 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Power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Reli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30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Robo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29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Robotics and Automation (Cessou em 2004. Foi desdobrado em dois: ISSN 1545-5955 IEEE Transactions on Automation Science and Engineering e ISSN 1552-3098 IEEE Transactions on Robotic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55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oftware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ystems, Man and Cybernetics. Part A. Systems and Huma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ystems, Man and Cybernetics. Part B. Cyber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Systems, Man and Cybernetics. Part C, Applications and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Vehicular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82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Very Large Scale Integration (VLSI)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6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Visualization and Computer Graph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Transactions on Wireless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 Wireless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/ACM Transactions on Computational Biology and Bioinforma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6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EE/ACM Transactions on Network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ICE Transactions on Elec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ICE Transactions on Fundamentals of Electronics, Communications and Computer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5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ICE Transactions on Information an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5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Circuits, Devices &amp;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Computers &amp; Digital Techniqu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Generation, Transmission &amp; Distribu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8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ET Softwa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4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gapó (CEFET-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67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MA Journal of Management Mathemat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MA Journal of Numerical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mage and Vision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COMP (UFL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59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. Information Systems and Operation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0-55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ca (Ljublja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8-58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cs in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20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&amp; Management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6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and Computa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and Comput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8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and Software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52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Management &amp; Computer Secur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Processing &amp;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1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Processing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Retrieval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2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3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4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Frontier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3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Fronti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5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Systems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92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Technology and Librar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Technology for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8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on Visualiz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8-37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atique Théorique et Applications (Imprimé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98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S Journal on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5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FORMS Journal on Comput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4-50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novations in Systems and Software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organic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25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grated Computer-Aide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75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gration (Amsterdam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gration (Amsterd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36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ligencia Artifi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ligência Empresarial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85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lligent Automation and Soft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4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acting with Compu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21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faces (Providenc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2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Engineer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3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Fluid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Numerical Methods in Fluid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45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for Quality in Health Ca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13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gent-Oriented Software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lgebra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17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61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pproximate Reaso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47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pproximate Reason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42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rtificial Intelligence in Edu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4-86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Autonomous and Adaptive Communications System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54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Bioinformatics Research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1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munication System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53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munication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6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and Numerical Analysis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7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Biology and Drug Design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85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Fluid Dyna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ational Geometry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64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Assisted Radiology and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Integrated Manufactu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19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Integrated Manufactu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mputer Vi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84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Cooperative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39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Data Warehousing and Mi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1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Distance Education Techn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14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Distributed Sensor Network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44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lectronic Commer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lectron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lectro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9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ngineering Intelligent Systems for Electrical Engineering and Communications (199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1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Engineering Intelligent Systems for Electrical Engineering and Communications (Cessou em 1995. Cont. ISSN 1363-2078 Engineering Intelligent Systems for Electrical Engineering and Communication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0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Foundations of Computer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21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Functional Informatics and Personalised Medic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Geographical Information Scienc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05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igh Performance Computing and Network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5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igh Performance Systems Architec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5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uman-Computer Interac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3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uman-Computer Studi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58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ybrid Intelligent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Hydrogen Ene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46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mage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4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maging Systems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18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formation and Communication Technology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86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formation Technology and Intelligent Compu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64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novative Computing and Applica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41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novative Computing, Information &amp;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1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telligent and Cooperative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111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telligent System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81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Intelligent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10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Knowledge and Learning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21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anufacturing Technology and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edical 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26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etadata, Semantics and Ontolog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0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odeling and Simulation for the Petroleum Industr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Modern Physics 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1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Network Manage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1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Network Management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06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Neur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76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Operational Research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arallel Programm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attern Recognition and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51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roduct Lifecycle Management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roduction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80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Pure and Applied Mathema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Quantum Infor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4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RF and Microwave Computer-Aided Engineer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84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ecurity and Network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3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ervices Operations and Informa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oftware Engineering and Knowledge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53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Systems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02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Theoretical and Applied Fina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98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Transl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48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Uncertainty, Fuzziness and Knowledge-Base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3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eb Based Communiti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12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eb Engineering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00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eb Information System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6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f Wireless Information Network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1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Artificial Intelligence Too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50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Digital Librar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8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Document Analysis and Recogn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24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E-Lear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7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Software Tools for Technology Transfer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7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 on Software Tools for Technology Transf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Journal: Emerging Technologies in Learn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14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ational Transactions on Systems Science and Application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22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terne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1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Investigação Oper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IP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21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srael Journal of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9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Sys: Revista Brasileira de Sistemas de In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IT Profess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1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Italian Journal of Food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74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ASSS (Guil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ICS. Journal of Integrated Circuits and Systems (Ed. Portugu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1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for Geometry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67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dvanced Transport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9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ir Transport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lgebr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6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lgorithm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7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lgorith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86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Logi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30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Non-Classical Log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58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Statistic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pplied Stati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6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Automated Reason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Bacter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2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Bioinformatics and Computation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Biomedical 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hemical Information and Modeling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hemom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ircuits, Systems, and Compu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linical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linical Vi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ast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9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8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Optimizat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31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Theory. Series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binatorial Theory. Series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23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munications and Networks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7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lexi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7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Physic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ational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23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&amp; Systems Sciences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7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and System Scienc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and System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9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60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Science and Technology (La Plata. En líne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6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0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-Aided Materials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9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er-Aided Molecular Design (Dordrecht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98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ing and Information Science in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ing in Civi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6-46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mputing Science and Engineering (Seo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5-93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onvergence Information Technology (Gyeongj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3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ryptology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6-20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Cultural Heritag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80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atabase Management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6-01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ecision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igital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igital Imaging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8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Discrete Algorith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35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astic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9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 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81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 Test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7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 Testing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42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lectronics and Computer Science - Kawandong Univers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thno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xperimental and Theoretical Artificial Intellig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1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Experimental and Theoretical Artificial Intellig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49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Field Robo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57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Formalized Reason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Functional Programm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eophys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0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lobal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9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lobal Optimizat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1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raph Theor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90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raph Theo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78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Grid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2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eur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euristic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igh Speed Network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7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Hydroinformat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5-57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dustrial Engineering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10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Assurance and Secur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5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23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Science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4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ion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15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form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grative Biology / Omics (Larchmo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2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&amp; Fuzzy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02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&amp; Robotic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4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&amp; Robotic System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9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Information System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Intelligent Manufactur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83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 and Algebraic Programm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6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 and Comput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 and Compu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5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gic, Language and Infor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42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ss Prevention in the Process Indust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Low Power Electron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4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chine Learning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9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chine Learning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12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nagement Information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erials Processing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081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Analysis and Application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Analysis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8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9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Imaging and V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6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athematical Imaging and Vis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icrowaves and Opto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Mode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50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olecular Model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39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ultiple-Valued Logic and Soft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ultivariate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2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Multivariate Analysi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80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 and Computer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5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 and Computer Application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5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 and Systems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6-205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twork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2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ew Mus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on-Newtonian Fluid Mechan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52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onparametric Statis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Nuclear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17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bject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ptimization Theory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8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ptimization Theory and Application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77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Organizational Computing and Electronic Commer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08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arallel and Distributed Computing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3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arallel and Distributed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88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attern Recognition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hilosophical Logi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Quality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3-45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Research and Practice in Information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81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ignal Processing Systems for Signal, Image, and Video Techn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6-217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oftwa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oftware Maintenance and Evo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oftware Maintenance and Evolu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ports Science and 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Computation and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Planning and Infer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8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atistical Theory and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6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trategic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uper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71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ymbolic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5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ymbolic Comput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76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Systems Architect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5027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merican Medical Informatics Associ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8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merican Society For Information Science and Techn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8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merican Society for Information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4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Association for Computing Machin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Computer Societ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Operational Research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Optical Society of America. A, Optics and Image Science (Cessou em 1993. Cont. ISSN 1084-7529 Journal of the Optical Society of America. A, Optics, Image Science, and Vis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12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 Ramanujan Mathemat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Theore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Universal Computer Sci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Universal Comput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 Communication and Image Represen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 Languages and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5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 Languages and Comput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89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isualizatio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5773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VLSI Signal Processing (Cessou em 1995. Cont. ISSN 1387-5485 Journal of VLSI Signal Processing Systems for Signal, Image, and Video Technology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5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f Web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20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ournal on Data Seman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1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Justributário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13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Knowledge and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0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Knowledge Engineering Review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0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Knowledge-Based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92X</text:p>
          </table:table-cell>
          <table:table-cell office:value-type="string">
            <text:p>CIÊNCIA DA COMPUTAÇÃO <text:s text:c="28"/></text:p>
          </table:table-cell>
          <table:table-cell office:value-type="string">
            <text:p>Kyberne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59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Kybernetika (Pra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02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nguage Resources and Evalu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907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ranj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ser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Learning and Nonlinear Mode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Liinc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Linear Algebra and it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04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cus Científico (ANPROTEC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cus Científic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gic Journal of the IGP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gic Journal of the IGP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Logos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56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chine Learning (Dordrecht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5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chine Transl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7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chine Vision and Applications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77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nagement Information Systems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nagement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emática Aplicada e Computacional (Cessou em 1997. Cont. ISSN 1807-0302 Computational &amp; Applied Mathemati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and Computer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9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and Computer Modelling of Dynam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42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Methods in the Applie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4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methods in the applied scien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10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Programm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0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al structures in computer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7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of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68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of computation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4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athematics of operations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chatronic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Engineering &amp;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84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Image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52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dical informatics and the internet in medicin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thods of Information in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7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croelectronics and Reli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3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croprocessors and Micro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6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inds and machine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bile networks and application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7353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deling, Identification and Control (Trykt utg.) (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lecular Biology Repo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lecular Plant-Microbe Interac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Movendo Idéias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6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MPEJ (Austin, Tex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dimensional systems and signal processing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49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media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8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media systems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75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Multimedia Tools and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65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 (Bristol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89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 (Bristo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0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s (New York, N.Y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0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tworks (New York, N.Y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76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88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ation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30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ing &amp; application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Computing &amp;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05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Network World (Prag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0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Network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4621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Processing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77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al processing letter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ocomputing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27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uroinformatics (Totow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8-36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w Generation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45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ew Review of Hypermedia and Multimed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onlinear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2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North American Actuarial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21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Nov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cleic Acid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9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cleic Acids Researc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merical Algorith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325</text:p>
          </table:table-cell>
          <table:table-cell office:value-type="string">
            <text:p>CIÊNCIA DA COMPUTAÇÃO <text:s text:c="28"/></text:p>
          </table:table-cell>
          <table:table-cell office:value-type="string">
            <text:p>Numerical Linear Algebra with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O Que nos Faz Pensar (PUC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Ocean &amp; Coastal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45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Online information review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en systems &amp; information dynamic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80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erating Systems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6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eration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2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cal Engineering (Bellingh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2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cal Switching and Network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cs Expres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49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9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4472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7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Methods &amp; Softw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49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Optimization Methods and Softwar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81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cific journal of optimizatio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8-91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cific Journal of Optimiz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rallel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62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rallel Processing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analysis &amp; application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Analysis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Recogn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Recognition and Image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attern Recogniti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6442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er-to-Peer Networking and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53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rformance Evalu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rformance Evaluation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90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rsonal and Ubiquitous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squisa Operacio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etro &amp;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ilosophical Transactions - Royal Society. Mathematical, Physical and Engineering Scien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97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otonic Network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a. D, Nonlinear phenomen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s Letters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s of Life Review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cs of Plasm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hysiological Measur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lant Cell Repor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06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Plasma Science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PontodeAcesso (UF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amana (Bangalo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3263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esence (Cambridge, Mass. :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9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American Mathematical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68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American Mathematical Societ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83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Edinburgh Mathematical Societ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IEE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61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London Mathematical Socie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dução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03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gram (London. 196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8-32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gramming and computer softwar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gress of Theoretical Physics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ProQuality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Psicologia Escolar e Educacio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Psicología para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02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QSAR &amp; Combinatorial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antitative Fina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1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antum Information &amp;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6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arterly of Applied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443</text:p>
          </table:table-cell>
          <table:table-cell office:value-type="string">
            <text:p>CIÊNCIA DA COMPUTAÇÃO <text:s text:c="28"/></text:p>
          </table:table-cell>
          <table:table-cell office:value-type="string">
            <text:p>Queueing systems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AE Eletrôn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559</text:p>
          </table:table-cell>
          <table:table-cell office:value-type="string">
            <text:p>CIÊNCIA DA COMPUTAÇÃO <text:s text:c="28"/></text:p>
          </table:table-cell>
          <table:table-cell office:value-type="string">
            <text:p>RAIRO. Recherche Opérationnel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983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andom Structures &amp; Algorith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CA. Revista de Controle e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0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al-Time Imaging (Cessou em 200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11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al-time imag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83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al-time system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1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quirements engineering (London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36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quirements Engineering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SI : Revista Eletrônica de Sistemas de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ANP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Finanç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Redes de Computadores e Sistemas Distribuí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9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Científica Tecnolog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176-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Conexões - Ciência e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a AB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a ABRAL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a Sociedade Brasileira de Telecomunicaç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3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Engenharia de Computação e Sistemas Digit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6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Gestão da Tecnologia e Sistemas de Inform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Gestão da Tecnologia e Sistemas de Informa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8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Informá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9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Iniciação Científica (USP 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e Psicanálise da Sociedade Psicanalítica de Porto Aleg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o Arquivo Publico Mi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o CCE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0-000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do IEEE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Gestão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89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Ibérica de Sistemas e Tecnologias de In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IEEE Amé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Produção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Tecnologia (UNIF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0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ista Tecnológica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7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stat Statistical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2-499X</text:p>
          </table:table-cell>
          <table:table-cell office:value-type="string">
            <text:p>CIÊNCIA DA COMPUTAÇÃO <text:s text:c="28"/></text:p>
          </table:table-cell>
          <table:table-cell office:value-type="string">
            <text:p>Revue d'Intelligence Artificiel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57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obotica (Cambridg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8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Robotics and Autonomous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8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Robotics and Computer-Integrated Manufactu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RPA Brasil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67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ADIO Electronic Journal of Informatics and Operations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936X</text:p>
          </table:table-cell>
          <table:table-cell office:value-type="string">
            <text:p>CIÊNCIA DA COMPUTAÇÃO <text:s text:c="28"/></text:p>
          </table:table-cell>
          <table:table-cell office:value-type="string">
            <text:p>SAR and QSAR in Environment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17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alable Computing. Practice and Exper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27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ce in China. Series F, Information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42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ce of Computer Programm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1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ce of Comput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tia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8-286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cientometr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mina. Ciências Exatas e Tecnológic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nsors (Bas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nsors and Actuators. B, Chem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694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et-Valued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mputing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53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ntrol and optimization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Control and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4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discrete mathema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801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Discrete Mathema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Numerical Analysi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optimization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623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71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Scientific Comput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2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AM Journal on Scientific Comput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1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CSE Bulletin (Cessou em 1997. Cont. 1096-3936 SIGCSE Bulletin Inroad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93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CSE Bulletin Inroa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8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MOD Record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6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nal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13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PLAN Notices (Cessou em 1991. Cont. ISSN 1523-2867 ACM SIGPLAN Noti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6-77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GSPATIAL Spe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49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(San Diego, Calif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Modelling Practice and The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8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Practice and Theory (Cessou em 2002. Cont. ISSN 1569-190X Simulation Modelling Practice and Theor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9-14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imulation practice and theo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43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cial Science Computer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ciologias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47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 computing (Berlin. 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13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and Systems Model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4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Engineering No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67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Process Improvement and Practi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8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Process Improvement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31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Qualit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6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quality journal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83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Testing, Verification &amp; Reli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6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 testing, verification &amp; reliabili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64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, Practice &amp; Exper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24X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ftware, practice and exper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il &amp; Tillag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la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13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Sorites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93</text:p>
          </table:table-cell>
          <table:table-cell office:value-type="string">
            <text:p>CIÊNCIA DA COMPUTAÇÃO <text:s text:c="28"/></text:p>
          </table:table-cell>
          <table:table-cell office:value-type="string">
            <text:p>Speech Communic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&amp; Probability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8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and computing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67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atistics in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299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ochastic Analysis and Applica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40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ochastic Environmental Research and Risk Assess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14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ructural and multidisciplinary optimization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2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Studia 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9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Synthese (Dordrecht -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Synthese (Dordrech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9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 &amp; N Petról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41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chnology and Disabi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45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lecommunication systems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6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lecommunications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extos de la Cibersocied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460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AI Magaz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89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American Mathematical Monthl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8986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Bulletin of Symbolic Logi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8926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Electronic Journal of Combinato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342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International Journal of High Performance Computing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3649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International Journal of Robotic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9757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Artificial Intelligenc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Biologic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17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Computer Information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670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High Energy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96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Integral Equations and Appl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21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Risk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4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Supercomputing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Journal of Systems and Softw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Visual Comput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2315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visual computer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888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 VLD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etical Computer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684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y and Practice of Logic Programm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3081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y and practice of logic programm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4350</text:p>
          </table:table-cell>
          <table:table-cell office:value-type="string">
            <text:p>CIÊNCIA DA COMPUTAÇÃO <text:s text:c="28"/></text:p>
          </table:table-cell>
          <table:table-cell office:value-type="string">
            <text:p>Theory of Computing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1682</text:p>
          </table:table-cell>
          <table:table-cell office:value-type="string">
            <text:p>CIÊNCIA DA COMPUTAÇÃO <text:s text:c="28"/></text:p>
          </table:table-cell>
          <table:table-cell office:value-type="string">
            <text:p>Transactions in G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CIÊNCIA DA COMPUTAÇÃO <text:s text:c="28"/></text:p>
          </table:table-cell>
          <table:table-cell office:value-type="string">
            <text:p>Transplantation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90X</text:p>
          </table:table-cell>
          <table:table-cell office:value-type="string">
            <text:p>CIÊNCIA DA COMPUTAÇÃO <text:s text:c="28"/></text:p>
          </table:table-cell>
          <table:table-cell office:value-type="string">
            <text:p>Transportation Research. Part C, Emerging Techn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5289</text:p>
          </table:table-cell>
          <table:table-cell office:value-type="string">
            <text:p>CIÊNCIA DA COMPUTAÇÃO <text:s text:c="28"/></text:p>
          </table:table-cell>
          <table:table-cell office:value-type="string">
            <text:p>Universal Access in the Information Socie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391</text:p>
          </table:table-cell>
          <table:table-cell office:value-type="string">
            <text:p>CIÊNCIA DA COMPUTAÇÃO <text:s text:c="28"/></text:p>
          </table:table-cell>
          <table:table-cell office:value-type="string">
            <text:p>User modeling and user-adapted interact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737</text:p>
          </table:table-cell>
          <table:table-cell office:value-type="string">
            <text:p>CIÊNCIA DA COMPUTAÇÃO <text:s text:c="28"/></text:p>
          </table:table-cell>
          <table:table-cell office:value-type="string">
            <text:p>Weed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116</text:p>
          </table:table-cell>
          <table:table-cell office:value-type="string">
            <text:p>CIÊNCIA DA COMPUTAÇÃO <text:s text:c="28"/></text:p>
          </table:table-cell>
          <table:table-cell office:value-type="string">
            <text:p>Welding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677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communications and mobile comput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669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Communications and Mobile Compu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038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Network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196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eless network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6429</text:p>
          </table:table-cell>
          <table:table-cell office:value-type="string">
            <text:p>CIÊNCIA DA COMPUTAÇÃO <text:s text:c="28"/></text:p>
          </table:table-cell>
          <table:table-cell office:value-type="string">
            <text:p>Wirtschaftsinformatik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5X</text:p>
          </table:table-cell>
          <table:table-cell office:value-type="string">
            <text:p>CIÊNCIA DA COMPUTAÇÃO <text:s text:c="28"/></text:p>
          </table:table-cell>
          <table:table-cell office:value-type="string">
            <text:p>World Wide Web (Bussu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2703</text:p>
          </table:table-cell>
          <table:table-cell office:value-type="string">
            <text:p>CIÊNCIA DA COMPUTAÇÃO <text:s text:c="28"/></text:p>
          </table:table-cell>
          <table:table-cell office:value-type="string">
            <text:p>Zapiski Naucnyh Seminarov Leningradskogo Otdeleniâ ordena Lenina Matematiceskogo Instituta im. V.A. Steklova Akademii Nauk SSS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CIÊNCIA DA COMPUTAÇÃO <text:s text:c="28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05/18/2010</text:date>, <text:time>15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18T15:46:47</dc:date>
    <dc:creator>Ubuntu </dc:creator>
    <meta:document-statistic meta:table-count="1" meta:cell-count="5020" meta:object-count="0"/>
    <meta:generator>OpenOffice.org/3.2$Linux OpenOffice.org_project/320m12$Build-9483</meta:generator>
  </office:meta>
</office:document-meta>
</file>